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top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8.5cm" svg:height="2cm" svg:x="6.5cm" svg:y="25.8cm">
          <text:p text:style-name="P1"><text:span text:style-name="T1">CreateView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8.5cm" svg:height="2cm" svg:x="1cm" svg:y="21.9cm">
          <text:p text:style-name="P1"><text:span text:style-name="T1">SingleObjectTemplateResponseMixin</text:span></text:p>
          <text:p text:style-name="P1"><text:span text:style-name="T2">get_template_na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8.5cm" svg:height="2cm" svg:x="10cm" svg:y="20.2cm">
          <text:p text:style-name="P1"><text:span text:style-name="T1">BaseCreateView</text:span></text:p>
          <text:p text:style-name="P1"><text:span text:style-name="T2">get</text:span></text:p>
          <text:p text:style-name="P1"><text:span text:style-name="T2">p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8.5cm" svg:height="1.7cm" svg:x="1cm" svg:y="17.8cm">
          <text:p text:style-name="P1"><text:span text:style-name="T1">TemplateResponseMixin </text:span><text:span text:style-name="T2">(object)</text:span></text:p>
          <text:p text:style-name="P1"><text:span text:style-name="T2">render_to_response</text:span></text:p>
          <text:p text:style-name="P1"><text:span text:style-name="T2">get_template_name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25cm" svg:y1="19.5cm" svg:x2="5.25cm" svg:y2="21.9cm" draw:start-shape="id1" draw:start-glue-point="2" draw:end-shape="id2" draw:end-glue-point="0" svg:d="m5250 19500v2400">
          <text:p/>
        </draw:connector>
        <draw:custom-shape draw:style-name="gr1" draw:text-style-name="P2" draw:id="id7" draw:layer="layout" svg:width="8.5cm" svg:height="3cm" svg:x="2cm" svg:y="12.2cm">
          <text:p text:style-name="P1"><text:span text:style-name="T1">ModelFormMixin</text:span></text:p>
          <text:p text:style-name="P1"><text:span text:style-name="T2">get_form_class</text:span></text:p>
          <text:p text:style-name="P1"><text:span text:style-name="T2">get_form_kwargs</text:span></text:p>
          <text:p text:style-name="P1"><text:span text:style-name="T2">get_success_url</text:span></text:p>
          <text:p text:style-name="P1"><text:span text:style-name="T2">form_valid</text:span></text:p>
          <text:p text:style-name="P1"><text:span text:style-name="T2">get_context_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8.5cm" svg:height="2cm" svg:x="11.5cm" svg:y="12.2cm">
          <text:p text:style-name="P1">ProcessFormView</text:p>
          <text:p text:style-name="P1"><text:span text:style-name="T3">get</text:span></text:p>
          <text:p text:style-name="P1"><text:span text:style-name="T3">post</text:span></text:p>
          <text:p text:style-name="P1"><text:span text:style-name="T3">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8.5cm" svg:height="4.5cm" svg:x="1.1cm" svg:y="1cm">
          <text:p text:style-name="P1"><text:span text:style-name="T1">FormMixin</text:span><text:span text:style-name="T2"> (object)</text:span></text:p>
          <text:p text:style-name="P1"><text:span text:style-name="T2">get_initial</text:span></text:p>
          <text:p text:style-name="P1"><text:span text:style-name="T2">get_form_class</text:span></text:p>
          <text:p text:style-name="P1"><text:span text:style-name="T2">get_form</text:span></text:p>
          <text:p text:style-name="P1"><text:span text:style-name="T2">get_form_kwargs</text:span></text:p>
          <text:p text:style-name="P1"><text:span text:style-name="T2">get_context_data</text:span></text:p>
          <text:p text:style-name="P1"><text:span text:style-name="T2">get_success_url</text:span></text:p>
          <text:p text:style-name="P1"><text:span text:style-name="T2">form_valid</text:span></text:p>
          <text:p text:style-name="P1"><text:span text:style-name="T2">form_inval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8.5cm" svg:height="3cm" svg:x="10cm" svg:y="1cm">
          <text:p text:style-name="P1"><text:span text:style-name="T1">SingleObjectMixin</text:span><text:span text:style-name="T2"> (object)</text:span></text:p>
          <text:p text:style-name="P1"><text:span text:style-name="T2">get_object</text:span></text:p>
          <text:p text:style-name="P1"><text:span text:style-name="T2">get_queryset</text:span></text:p>
          <text:p text:style-name="P1"><text:span text:style-name="T2">get_slug_field</text:span></text:p>
          <text:p text:style-name="P1"><text:span text:style-name="T2">get_context_object_name</text:span></text:p>
          <text:p text:style-name="P1"><text:span text:style-name="T2">get_context_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8.5cm" svg:height="2.5cm" svg:x="11.5cm" svg:y="8.2cm">
          <text:p text:style-name="P1">View<text:span text:style-name="T2"> (object)</text:span></text:p>
          <text:p text:style-name="P1"><text:span text:style-name="T2">__init__</text:span></text:p>
          <text:p text:style-name="P1"><text:span text:style-name="T2">as_view</text:span></text:p>
          <text:p text:style-name="P1"><text:span text:style-name="T2">dispatch</text:span></text:p>
          <text:p text:style-name="P1"><text:span text:style-name="T2">http_method_not_allowe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75cm" svg:y1="10.7cm" svg:x2="15.75cm" svg:y2="12.2cm" draw:start-shape="id3" draw:start-glue-point="2" draw:end-shape="id4" draw:end-glue-point="0" svg:d="m15750 10700v1500">
          <text:p/>
        </draw:connector>
        <draw:connector draw:style-name="gr2" draw:text-style-name="P3" draw:layer="layout" draw:type="curve" svg:x1="5.25cm" svg:y1="23.9cm" svg:x2="10.75cm" svg:y2="25.8cm" draw:start-shape="id2" draw:start-glue-point="2" draw:end-shape="id5" draw:end-glue-point="0" svg:d="m5250 23900c0 1425 5500 475 5500 1900">
          <text:p/>
        </draw:connector>
        <draw:connector draw:style-name="gr2" draw:text-style-name="P3" draw:layer="layout" draw:type="curve" svg:x1="14.25cm" svg:y1="22.2cm" svg:x2="10.75cm" svg:y2="25.8cm" draw:start-shape="id6" draw:start-glue-point="2" draw:end-shape="id5" draw:end-glue-point="0" svg:d="m14250 22200c0 2700-3500 900-3500 3600">
          <text:p/>
        </draw:connector>
        <draw:connector draw:style-name="gr2" draw:text-style-name="P3" draw:layer="layout" draw:type="curve" draw:line-skew="-1.55cm" svg:x1="6.25cm" svg:y1="15.2cm" svg:x2="14.25cm" svg:y2="20.2cm" draw:start-shape="id7" draw:start-glue-point="2" draw:end-shape="id6" draw:end-glue-point="0" svg:d="m6250 15200c0 1425 8000-1075 8000 5000">
          <text:p/>
        </draw:connector>
        <draw:connector draw:style-name="gr2" draw:text-style-name="P3" draw:layer="layout" draw:type="curve" draw:line-skew="-1.1cm" svg:x1="14.25cm" svg:y1="4cm" svg:x2="6.25cm" svg:y2="12.2cm" draw:start-shape="id8" draw:start-glue-point="2" draw:end-shape="id7" draw:end-glue-point="0" svg:d="m14250 4000c0 4500-8000 400-8000 8200">
          <text:p/>
        </draw:connector>
        <draw:connector draw:style-name="gr2" draw:text-style-name="P3" draw:layer="layout" draw:type="curve" svg:x1="5.35cm" svg:y1="5.5cm" svg:x2="6.25cm" svg:y2="12.2cm" draw:start-shape="id9" draw:start-glue-point="2" draw:end-shape="id7" draw:end-glue-point="0" svg:d="m5350 5500c0 5025 900 1675 900 6700">
          <text:p/>
        </draw:connector>
        <draw:custom-shape draw:style-name="gr1" draw:text-style-name="P2" draw:layer="layout" svg:width="8.5cm" svg:height="2cm" svg:x="11.5cm" svg:y="21.1cm">
          <text:p text:style-name="P1"><text:span text:style-name="T1">BaseUpdateView</text:span></text:p>
          <text:p text:style-name="P1"><text:span text:style-name="T2">get</text:span></text:p>
          <text:p text:style-name="P1"><text:span text:style-name="T2">po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5.75cm" svg:y1="14.2cm" svg:x2="14.25cm" svg:y2="20.2cm" draw:start-shape="id4" draw:start-glue-point="2" draw:end-shape="id6" draw:end-glue-point="0" svg:d="m15750 14200c0 4510-1500 1511-1500 6000">
          <text:p/>
        </draw:connector>
        <draw:custom-shape draw:style-name="gr1" draw:text-style-name="P2" draw:layer="layout" svg:width="8.5cm" svg:height="2cm" svg:x="8.1cm" svg:y="26.7cm">
          <text:p text:style-name="P1"><text:span text:style-name="T1">UpdateView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1-06-15T14:25:40</meta:creation-date>
    <dc:date>2011-06-15T15:58:29</dc:date>
    <dc:creator>patrick </dc:creator>
    <meta:editing-duration>PT01H32M52S</meta:editing-duration>
    <meta:editing-cycles>17</meta:editing-cycles>
    <meta:generator>OpenOffice.org/3.2$Unix OpenOffice.org_project/320m19$Build-9505</meta:generator>
    <meta:document-statistic meta:object-count="19"/>
  </office:meta>
</office:document-meta>
</file>